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Wed Mar 26 13:24:47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SAID, ISMAIL &amp; ELIZABETH BELO</text:p>
          </table:table-cell>
          <table:table-cell office:value-type="string" calcext:value-type="string">
            <text:p>787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267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43:58.338939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5-03-26T13:45:10.127679692</dc:date>
    <meta:editing-duration>P3DT23H25M9S</meta:editing-duration>
    <meta:editing-cycles>134</meta:editing-cycles>
    <meta:generator>LibreOffice/24.8.4.2$Linux_X86_64 LibreOffice_project/480$Build-2</meta:generator>
    <meta:document-statistic meta:table-count="11" meta:cell-count="1316" meta:object-count="1"/>
  </office:meta>
</office:document-meta>
</file>